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235cm"/>
    </style:style>
    <style:style style:name="Tabla1.B" style:family="table-column">
      <style:table-column-properties style:column-width="2.708cm"/>
    </style:style>
    <style:style style:name="Tabla1.C" style:family="table-column">
      <style:table-column-properties style:column-width="8.433cm"/>
    </style:style>
    <style:style style:name="Tabla1.D" style:family="table-column">
      <style:table-column-properties style:column-width="3.62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1.806cm"/>
    </style:style>
    <style:style style:name="Tabla2.B" style:family="table-column">
      <style:table-column-properties style:column-width="5.749cm"/>
    </style:style>
    <style:style style:name="Tabla2.C" style:family="table-column">
      <style:table-column-properties style:column-width="9.446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0.673cm" table:align="left"/>
    </style:style>
    <style:style style:name="Tabla3.A" style:family="table-column">
      <style:table-column-properties style:column-width="1.88cm"/>
    </style:style>
    <style:style style:name="Tabla3.B" style:family="table-column">
      <style:table-column-properties style:column-width="8.793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0.527cm" table:align="left"/>
    </style:style>
    <style:style style:name="Tabla4.A" style:family="table-column">
      <style:table-column-properties style:column-width="2.013cm"/>
    </style:style>
    <style:style style:name="Tabla4.B" style:family="table-column">
      <style:table-column-properties style:column-width="8.514cm"/>
    </style:style>
    <style:style style:name="Tabla4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weight="bol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font-style="italic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ySQL: El Almacén y la Despensa de la Web</text:h>
      <text:h text:style-name="Heading_20_3" text:outline-level="3">1. ¿Qué es MySQL? El Archivista Organizado 🧑‍💼</text:h>
      <text:p text:style-name="Text_20_body">MySQL es un <text:span text:style-name="T1">Sistema Gestor de Bases de Datos Relacionales (RDBMS)</text:span>. No es un lenguaje de programación como PHP; es un software que se encarga de almacenar, gestionar y recuperar grandes cantidades de información de forma estructurada.</text:p>
      <text:p text:style-name="Text_20_body">Piensa en MySQL como el <text:span text:style-name="T1">Archivista Experto</text:span> que trabaja en una enorme bodega de archivos (la base de datos).</text:p>
      <text:list xml:id="list84864863" text:style-name="L1">
        <text:list-item>
          <text:p text:style-name="P4"><text:span text:style-name="T1">HTML, CSS, PHP:</text:span> El restaurante (estructura, diseño y cocina).</text:p>
        </text:list-item>
        <text:list-item>
          <text:p text:style-name="P4"><text:span text:style-name="T1">MySQL:</text:span> La bodega donde se guardan las recetas, los inventarios, la lista de clientes y todos los pedidos históricos, todo perfectamente organizado en <text:span text:style-name="T1">tablas</text:span> (archiveros).</text:p>
        </text:list-item>
      </text:list>
      <text:h text:style-name="Heading_20_4" text:outline-level="4">SQL: El Lenguaje para Hablar con el Archivista</text:h>
      <text:p text:style-name="Text_20_body">Para interactuar con MySQL, usamos <text:span text:style-name="T1">SQL</text:span> (Structured Query Language - Lenguaje de Consulta Estructurada). SQL es el único idioma que entiende el Archivista. Todas las acciones (guardar, buscar, modificar, borrar) se hacen mediante consultas SQL.</text:p>
      <text:h text:style-name="Heading_20_4" text:outline-level="4">Usos Comunes de MySQL en Desarrollo Web:</text:h>
      <text:list xml:id="list2912323938" text:style-name="L2">
        <text:list-item>
          <text:p text:style-name="P5"><text:span text:style-name="T1">Gestión de Usuarios:</text:span> Almacenar nombres, contraseñas (encriptadas) y roles.</text:p>
        </text:list-item>
        <text:list-item>
          <text:p text:style-name="P5"><text:span text:style-name="T1">Inventarios y Catálogos:</text:span> Guardar listas de productos, precios y descripciones.</text:p>
        </text:list-item>
        <text:list-item>
          <text:p text:style-name="P5"><text:span text:style-name="T1">Contenido Dinámico:</text:span> Almacenar artículos de un blog, comentarios o mensajes.</text:p>
        </text:list-item>
      </text:list>
      <text:p text:style-name="Horizontal_20_Line"/>
      <text:h text:style-name="Heading_20_3" text:outline-level="3">2. Estructura Básica: Bases de Datos, Tablas y Campos</text:h>
      <text:p text:style-name="Text_20_body">La información en MySQL no se guarda al azar; se organiza jerárquicamente.</text:p>
      <text:h text:style-name="Heading_20_4" text:outline-level="4">2.1. Base de Datos (Database - El Archivador Principal)</text:h>
      <text:p text:style-name="Text_20_body">Es el contenedor más grande. Una Base de Datos agrupa lógicamente toda la información de un proyecto (ej. <text:span text:style-name="Source_20_Text">mi_enciclopedia_web</text:span>).</text:p>
      <text:h text:style-name="Heading_20_4" text:outline-level="4">2.2. Tablas (Tables - Los Archiveros)</text:h>
      <text:p text:style-name="Text_20_body">Dentro de la Base de Datos, la información se divide en Tablas. Cada Tabla almacena datos de un <text:span text:style-name="T1">único tipo</text:span> de entidad (ej. <text:span text:style-name="Source_20_Text">usuarios</text:span>, <text:span text:style-name="Source_20_Text">articulos</text:span>, <text:span text:style-name="Source_20_Text">comentarios</text:span>).</text:p>
      <text:h text:style-name="Heading_20_4" text:outline-level="4">2.3. Campos (Columns - Los Cajones del Archivero)</text:h>
      <text:p text:style-name="Text_20_body">Cada Tabla tiene <text:span text:style-name="T1">Campos</text:span> (o Columnas), que definen el tipo de dato que se guardará. Por ejemplo, la tabla <text:span text:style-name="Source_20_Text">usuarios</text:span> puede tener los campos <text:span text:style-name="Source_20_Text">id</text:span>, <text:span text:style-name="Source_20_Text">nombre</text:span>, <text:span text:style-name="Source_20_Text">email</text:span> y <text:span text:style-name="Source_20_Text">fecha_registro</text:span>.</text:p>
      <text:h text:style-name="Heading_20_4" text:outline-level="4">2.4. Registros (Rows - Los Documentos)</text:h>
      <text:p text:style-name="Text_20_body">Cada fila en una Tabla es un <text:span text:style-name="T1">Registro</text:span> o tupla, que representa una instancia única de esa entidad (ej. un usuario específico o un artículo).</text:p>
      <text:p text:style-name="Horizontal_20_Line"><text:soft-page-break/></text:p>
      <text:h text:style-name="Heading_20_3" text:outline-level="3">3. Tipos de Datos Esenciales: Definiendo la Información</text:h>
      <text:p text:style-name="Text_20_body">Al crear una Tabla, debemos ser muy estrictos con el tipo de dato que acepta cada Campo. Esto asegura la integridad y optimiza el almacenamiento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eLine2224333168208">
            <table:table-cell table:style-name="Tabla1.A1" office:value-type="string">
              <text:p text:style-name="Table_20_Contents">Categoría</text:p>
            </table:table-cell>
            <table:table-cell table:style-name="Tabla1.A1" office:value-type="string">
              <text:p text:style-name="Table_20_Contents">Tipo de Dato</text:p>
            </table:table-cell>
            <table:table-cell table:style-name="Tabla1.A1" office:value-type="string">
              <text:p text:style-name="Table_20_Contents">Propósito</text:p>
            </table:table-cell>
            <table:table-cell table:style-name="Tabla1.A1" office:value-type="string">
              <text:p text:style-name="Table_20_Contents">Ejemplo de Valor</text:p>
            </table:table-cell>
          </table:table-row>
        </table:table-header-rows>
        <table:table-row table:style-name="TableLine2224333168208">
          <table:table-cell table:style-name="Tabla1.A1" office:value-type="string">
            <text:p text:style-name="P1">Numéricos</text:p>
          </table:table-cell>
          <table:table-cell table:style-name="Tabla1.A1" office:value-type="string">
            <text:p text:style-name="Table_20_Contents"><text:span text:style-name="Source_20_Text">INT</text:span></text:p>
          </table:table-cell>
          <table:table-cell table:style-name="Tabla1.A1" office:value-type="string">
            <text:p text:style-name="Table_20_Contents">Números enteros (edades, IDs, cantidades).</text:p>
          </table:table-cell>
          <table:table-cell table:style-name="Tabla1.A1" office:value-type="string">
            <text:p text:style-name="Table_20_Contents">10, 4500</text:p>
          </table:table-cell>
        </table:table-row>
        <table:table-row table:style-name="TableLine2224333168208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Table_20_Contents"><text:span text:style-name="Source_20_Text">FLOAT</text:span> / <text:span text:style-name="Source_20_Text">DOUBLE</text:span></text:p>
          </table:table-cell>
          <table:table-cell table:style-name="Tabla1.A1" office:value-type="string">
            <text:p text:style-name="Table_20_Contents">Números con decimales (precios, coordenadas).</text:p>
          </table:table-cell>
          <table:table-cell table:style-name="Tabla1.A1" office:value-type="string">
            <text:p text:style-name="Table_20_Contents">19.99, 3.1416</text:p>
          </table:table-cell>
        </table:table-row>
        <table:table-row table:style-name="TableLine2224333168208">
          <table:table-cell table:style-name="Tabla1.A1" office:value-type="string">
            <text:p text:style-name="P1">Texto</text:p>
          </table:table-cell>
          <table:table-cell table:style-name="Tabla1.A1" office:value-type="string">
            <text:p text:style-name="Table_20_Contents"><text:span text:style-name="Source_20_Text">VARCHAR(N)</text:span></text:p>
          </table:table-cell>
          <table:table-cell table:style-name="Tabla1.A1" office:value-type="string">
            <text:p text:style-name="Table_20_Contents">Cadenas de texto de longitud variable, donde <text:span text:style-name="Source_20_Text">N</text:span> es el máximo de caracteres (nombres, títulos).</text:p>
          </table:table-cell>
          <table:table-cell table:style-name="Tabla1.A1" office:value-type="string">
            <text:p text:style-name="Table_20_Contents">'Pedro', 'Título'</text:p>
          </table:table-cell>
        </table:table-row>
        <table:table-row table:style-name="TableLine2224333168208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Table_20_Contents"><text:span text:style-name="Source_20_Text">TEXT</text:span></text:p>
          </table:table-cell>
          <table:table-cell table:style-name="Tabla1.A1" office:value-type="string">
            <text:p text:style-name="Table_20_Contents">Cadenas de texto largas (descripciones, cuerpos de artículos).</text:p>
          </table:table-cell>
          <table:table-cell table:style-name="Tabla1.A1" office:value-type="string">
            <text:p text:style-name="P3">El texto completo de este artículo.</text:p>
          </table:table-cell>
        </table:table-row>
        <table:table-row table:style-name="TableLine2224333168208">
          <table:table-cell table:style-name="Tabla1.A1" office:value-type="string">
            <text:p text:style-name="P1">Fecha/Hora</text:p>
          </table:table-cell>
          <table:table-cell table:style-name="Tabla1.A1" office:value-type="string">
            <text:p text:style-name="Table_20_Contents"><text:span text:style-name="Source_20_Text">DATE</text:span></text:p>
          </table:table-cell>
          <table:table-cell table:style-name="Tabla1.A1" office:value-type="string">
            <text:p text:style-name="Table_20_Contents">Almacena solo la fecha (año, mes, día).</text:p>
          </table:table-cell>
          <table:table-cell table:style-name="Tabla1.A1" office:value-type="string">
            <text:p text:style-name="Table_20_Contents">'2025-11-07'</text:p>
          </table:table-cell>
        </table:table-row>
        <table:table-row table:style-name="TableLine2224333168208"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Table_20_Contents"><text:span text:style-name="Source_20_Text">DATETIME</text:span></text:p>
          </table:table-cell>
          <table:table-cell table:style-name="Tabla1.A1" office:value-type="string">
            <text:p text:style-name="Table_20_Contents">Almacena fecha y hora (para registros de actividad).</text:p>
          </table:table-cell>
          <table:table-cell table:style-name="Tabla1.A1" office:value-type="string">
            <text:p text:style-name="Table_20_Contents">'2025-11-07 15:40:00'</text:p>
          </table:table-cell>
        </table:table-row>
      </table:table>
      <text:p text:style-name="Standard"/>
      <text:h text:style-name="Heading_20_3" text:outline-level="3">4. Claves: La Identidad y la Relación 🔑</text:h>
      <text:p text:style-name="Text_20_body">Las claves son los atributos que definen la estructura y las relaciones dentro del modelo de datos.</text:p>
      <text:h text:style-name="Heading_20_4" text:outline-level="4">4.1. Clave Primaria (<text:span text:style-name="Source_20_Text">PRIMARY KEY</text:span>) - La Cédula de Identidad</text:h>
      <text:p text:style-name="Text_20_body">Es un campo (o conjunto de campos) que identifica de <text:span text:style-name="T1">forma única</text:span> cada Registro en la Tabla. No puede tener valores duplicados ni nulos.</text:p>
      <text:p text:style-name="Quotations"><text:span text:style-name="T1">Regla:</text:span> Cada tabla debe tener una única Clave Primaria. Es la forma más rápida de encontrar cualquier registro.</text:p>
      <text:h text:style-name="Heading_20_4" text:outline-level="4">4.2. Clave Foránea (<text:span text:style-name="Source_20_Text">FOREIGN KEY</text:span>) - El Conector de Relaciones</text:h>
      <text:p text:style-name="Text_20_body">Es un campo en una Tabla que referencia (apunta) a la Clave Primaria de <text:span text:style-name="T1">otra Tabla</text:span>. Es el mecanismo que crea las <text:span text:style-name="T1">Relaciones</text:span> entre los datos.</text:p>
      <text:p text:style-name="Quotations"><text:span text:style-name="T1">Ejemplo:</text:span> En la tabla <text:span text:style-name="Source_20_Text">comentarios</text:span>, el campo <text:span text:style-name="Source_20_Text">id_articulo</text:span> sería una Clave Foránea que apunta al <text:span text:style-name="Source_20_Text">id</text:span> de la tabla <text:span text:style-name="Source_20_Text">articulos</text:span>. Esto significa que el comentario "pertenece a" ese artículo.</text:p>
      <text:p text:style-name="Horizontal_20_Line"/>
      <text:h text:style-name="Heading_20_3" text:outline-level="3">5. El Lenguaje de Definición de Datos (DDL): Construyendo Tablas</text:h>
      <text:p text:style-name="Text_20_body">El <text:span text:style-name="T1">DDL (Data Definition Language)</text:span> es la parte de SQL que se usa para crear, modificar y eliminar la estructura de la base de datos (las Tablas y Campos).</text:p>
      <text:h text:style-name="Heading_20_4" text:outline-level="4">5.1. <text:span text:style-name="Source_20_Text">CREATE DATABASE</text:span> y <text:span text:style-name="Source_20_Text">USE</text:span></text:h>
      <text:p text:style-name="Text_20_body">Para empezar, creamos la Base de Datos y la seleccionamos.</text:p>
      <text:p text:style-name="Standard"/>
      <text:p text:style-name="Standard"><text:soft-page-break/>-- 1. Crear la Base de Datos (si no existe)<text:line-break/>CREATE DATABASE IF NOT EXISTS enciclopedia_dev;<text:line-break/><text:line-break/>-- 2. Seleccionar la Base de Datos para trabajar en ella<text:line-break/>USE enciclopedia_dev;</text:p>
      <text:p text:style-name="Standard"/>
      <text:h text:style-name="Heading_20_4" text:outline-level="4">5.2. <text:span text:style-name="Source_20_Text">CREATE TABLE</text:span> (Construyendo el Archivero)</text:h>
      <text:p text:style-name="Text_20_body">Aquí definimos el nombre de la Tabla, los Campos que tendrá y sus restricciones (como la Clave Primaria).</text:p>
      <text:p text:style-name="Standard"/>
      <text:p text:style-name="Standard">-- Ejemplo Vistoso: Creación de la tabla de Artículos<text:line-break/>CREATE TABLE articulos (<text:line-break/> <text:s text:c="3"/>-- ID autoincremental, único y clave principal<text:line-break/> <text:s text:c="3"/>id INT(11) NOT NULL AUTO_INCREMENT,<text:line-break/> <text:s text:c="3"/><text:line-break/> <text:s text:c="3"/>-- Título del artículo, máximo 200 caracteres, y no puede ser nulo<text:line-break/> <text:s text:c="3"/>titulo VARCHAR(200) NOT NULL,<text:line-break/> <text:s text:c="3"/><text:line-break/> <text:s text:c="3"/>-- Cuerpo del texto (usamos TEXT para longitud)<text:line-break/> <text:s text:c="3"/>contenido TEXT NOT NULL, <text:line-break/> <text:s text:c="3"/><text:line-break/> <text:s text:c="3"/>-- Clave Foránea que conecta con la tabla 'usuarios' (autor del artículo)<text:line-break/> <text:s text:c="3"/>autor_id INT(11) NOT NULL,<text:line-break/> <text:s text:c="3"/><text:line-break/> <text:s text:c="3"/>-- Timestamp para guardar la fecha y hora de creación automáticamente<text:line-break/> <text:s text:c="3"/>fecha_creacion DATETIME DEFAULT CURRENT_TIMESTAMP,<text:line-break/> <text:s text:c="3"/><text:line-break/> <text:s text:c="3"/>-- Definición de las Claves<text:line-break/> <text:s text:c="3"/>PRIMARY KEY (id),<text:line-break/> <text:s text:c="3"/><text:line-break/> <text:s text:c="3"/>-- Definición de la Clave Foránea que enlaza al ID de la tabla 'usuarios'<text:line-break/> <text:s text:c="3"/>FOREIGN KEY (autor_id) REFERENCES usuarios(id)<text:line-break/>);</text:p>
      <text:p text:style-name="Standard"/>
      <text:h text:style-name="Heading_20_3" text:outline-level="3">6. El Lenguaje de Manipulación de Datos (DML): El CRUD</text:h>
      <text:p text:style-name="Text_20_body">El <text:span text:style-name="T1">DML (Data Manipulation Language)</text:span> es la parte de SQL que se usa para manejar la información real dentro de las tablas.</text:p>
      <text:p text:style-name="Text_20_body"><text:span text:style-name="T1">CRUD</text:span> son las cuatro operaciones básicas: <text:span text:style-name="T1">C</text:span>rear, <text:span text:style-name="T1">R</text:span>ecuperar, <text:span text:style-name="T1">U</text:span>pdate (Actualizar) y <text:span text:style-name="T1">D</text:span>elete (Borrar).</text:p>
      <text:h text:style-name="Heading_20_4" text:outline-level="4">6.1. <text:span text:style-name="Source_20_Text">INSERT</text:span> (Crear - Guardar un Documento)</text:h>
      <text:p text:style-name="Text_20_body">Añade nuevos registros (filas) a una tabla.</text:p>
      <text:p text:style-name="P7">SQL</text:p>
      <text:p text:style-name="Standard"/>
      <text:p text:style-name="Standard">INSERT INTO articulos (titulo, contenido, autor_id) <text:line-break/>VALUES ('Fundamentos de MySQL', 'Contenido completo del artículo...', 1);</text:p>
      <text:p text:style-name="Standard"/>
      <text:p text:style-name="Standard"/>
      <text:h text:style-name="Heading_20_4" text:outline-level="4"><text:soft-page-break/>6.2. <text:span text:style-name="Source_20_Text">SELECT</text:span> (Recuperar - Buscar Documentos)</text:h>
      <text:p text:style-name="Text_20_body">La consulta más usada. Permite obtener datos de una o más tablas.</text:p>
      <text:p text:style-name="Standard">SELECT titulo, fecha_creacion FROM articulos;</text:p>
      <text:p text:style-name="Standard"/>
      <text:h text:style-name="Heading_20_4" text:outline-level="4">6.3. <text:span text:style-name="Source_20_Text">UPDATE</text:span> (Actualizar - Modificar un Documento)</text:h>
      <text:p text:style-name="Text_20_body">Modifica los datos de los registros que cumplen una condición. <text:span text:style-name="T1">¡Siempre usar </text:span><text:span text:style-name="Source_20_Text"><text:span text:style-name="T1">WHERE</text:span></text:span><text:span text:style-name="T1">!</text:span></text:p>
      <text:p text:style-name="Standard"/>
      <text:p text:style-name="Standard">-- Actualiza el título del artículo que tenga ID = 5<text:line-break/>UPDATE articulos<text:line-break/>SET titulo = 'El nuevo título editado'<text:line-break/>WHERE id = 5;</text:p>
      <text:p text:style-name="Standard"/>
      <text:p text:style-name="Standard"/>
      <text:h text:style-name="Heading_20_4" text:outline-level="4">6.4. <text:span text:style-name="Source_20_Text">DELETE</text:span> (Borrar - Destruir un Documento)</text:h>
      <text:p text:style-name="Text_20_body">Elimina registros. <text:span text:style-name="T1">¡Siempre usar </text:span><text:span text:style-name="Source_20_Text"><text:span text:style-name="T1">WHERE</text:span></text:span><text:span text:style-name="T1">!</text:span> Sin <text:span text:style-name="Source_20_Text">WHERE</text:span>, ¡borrarás toda la tabla!</text:p>
      <text:p text:style-name="Standard"/>
      <text:p text:style-name="Standard">-- Borra el registro del artículo que tenga ID = 10<text:line-break/>DELETE FROM articulos<text:line-break/>WHERE id = 10;</text:p>
      <text:p text:style-name="Standard"/>
      <text:h text:style-name="Heading_20_3" text:outline-level="3">7. La Cláusula <text:span text:style-name="Source_20_Text">WHERE</text:span>: Filtrando la Búsqueda 🔎</text:h>
      <text:p text:style-name="Text_20_body">La cláusula <text:span text:style-name="Source_20_Text">WHERE</text:span> es esencial en <text:span text:style-name="Source_20_Text">SELECT</text:span>, <text:span text:style-name="Source_20_Text">UPDATE</text:span> y <text:span text:style-name="Source_20_Text">DELETE</text:span>. Actúa como un <text:span text:style-name="T1">filtro</text:span>, especificando la condición que los registros deben cumplir para ser seleccionados o modificados.</text:p>
      <text:h text:style-name="Heading_20_4" text:outline-level="4">7.1. Operadores de Comparación</text:h>
      <text:p text:style-name="Text_20_body">Usados para establecer las condiciones de filtrado (igualdad, mayor que, etc.).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eLine2224333300128">
            <table:table-cell table:style-name="Tabla2.A1" office:value-type="string">
              <text:p text:style-name="Table_20_Contents">Operador</text:p>
            </table:table-cell>
            <table:table-cell table:style-name="Tabla2.A1" office:value-type="string">
              <text:p text:style-name="Table_20_Contents">Significado</text:p>
            </table:table-cell>
            <table:table-cell table:style-name="Tabla2.A1" office:value-type="string">
              <text:p text:style-name="Table_20_Contents">Ejemplo</text:p>
            </table:table-cell>
          </table:table-row>
        </table:table-header-rows>
        <table:table-row table:style-name="TableLine2224333300128">
          <table:table-cell table:style-name="Tabla2.A1" office:value-type="string">
            <text:p text:style-name="Table_20_Contents"><text:span text:style-name="Source_20_Text">=</text:span></text:p>
          </table:table-cell>
          <table:table-cell table:style-name="Tabla2.A1" office:value-type="string">
            <text:p text:style-name="Table_20_Contents">Igual a</text:p>
          </table:table-cell>
          <table:table-cell table:style-name="Tabla2.A1" office:value-type="string">
            <text:p text:style-name="Table_20_Contents"><text:span text:style-name="Source_20_Text">WHERE id = 5</text:span></text:p>
          </table:table-cell>
        </table:table-row>
        <table:table-row table:style-name="TableLine2224333300128">
          <table:table-cell table:style-name="Tabla2.A1" office:value-type="string">
            <text:p text:style-name="Table_20_Contents"><text:span text:style-name="Source_20_Text">&gt;</text:span> o <text:span text:style-name="Source_20_Text">&lt;</text:span></text:p>
          </table:table-cell>
          <table:table-cell table:style-name="Tabla2.A1" office:value-type="string">
            <text:p text:style-name="Table_20_Contents">Mayor o menor que</text:p>
          </table:table-cell>
          <table:table-cell table:style-name="Tabla2.A1" office:value-type="string">
            <text:p text:style-name="Table_20_Contents"><text:span text:style-name="Source_20_Text">WHERE visitas &gt; 1000</text:span></text:p>
          </table:table-cell>
        </table:table-row>
        <table:table-row table:style-name="TableLine2224333300128">
          <table:table-cell table:style-name="Tabla2.A1" office:value-type="string">
            <text:p text:style-name="Table_20_Contents"><text:span text:style-name="Source_20_Text">!=</text:span> o <text:span text:style-name="Source_20_Text">&lt;&gt;</text:span></text:p>
          </table:table-cell>
          <table:table-cell table:style-name="Tabla2.A1" office:value-type="string">
            <text:p text:style-name="Table_20_Contents">Diferente de</text:p>
          </table:table-cell>
          <table:table-cell table:style-name="Tabla2.A1" office:value-type="string">
            <text:p text:style-name="Table_20_Contents"><text:span text:style-name="Source_20_Text">WHERE autor_id != 1</text:span></text:p>
          </table:table-cell>
        </table:table-row>
        <table:table-row table:style-name="TableLine2224333300128">
          <table:table-cell table:style-name="Tabla2.A1" office:value-type="string">
            <text:p text:style-name="Table_20_Contents"><text:span text:style-name="Source_20_Text">LIKE</text:span></text:p>
          </table:table-cell>
          <table:table-cell table:style-name="Tabla2.A1" office:value-type="string">
            <text:p text:style-name="Table_20_Contents">Búsqueda de patrones (uso con <text:span text:style-name="Source_20_Text">%</text:span>)</text:p>
          </table:table-cell>
          <table:table-cell table:style-name="Tabla2.A1" office:value-type="string">
            <text:p text:style-name="Table_20_Contents"><text:span text:style-name="Source_20_Text">WHERE titulo LIKE 'CSS%'</text:span> (Empieza por CSS)</text:p>
          </table:table-cell>
        </table:table-row>
      </table:table>
      <text:p text:style-name="Standard"/>
      <text:h text:style-name="Heading_20_4" text:outline-level="4">7.2. Operadores Lógicos (<text:span text:style-name="Source_20_Text">AND</text:span>, <text:span text:style-name="Source_20_Text">OR</text:span>)</text:h>
      <text:p text:style-name="Text_20_body">Permiten combinar múltiples condiciones de filtrado.</text:p>
      <text:p text:style-name="Standard"/>
      <text:p text:style-name="Standard">-- Ejemplo Vistoso: Buscar artículos publicados después de 2024 y con menos de 50 comentarios.<text:line-break/>SELECT titulo, fecha_creacion, comentarios<text:line-break/>FROM articulos<text:line-break/>WHERE <text:line-break/> <text:s text:c="3"/>fecha_creacion &gt; '2024-01-01' -- Condición 1: Mayor a la fecha<text:line-break/> <text:s text:c="3"/>AND comentarios &lt; 50; <text:s text:c="7"/>-- Condición 2: Y (AND) menor a 50</text:p>
      <text:h text:style-name="Heading_20_3" text:outline-level="3"><text:soft-page-break/>8. Ordenamiento y Agrupación: Organizando el Catálogo</text:h>
      <text:h text:style-name="Heading_20_4" text:outline-level="4">8.1. <text:span text:style-name="Source_20_Text">ORDER BY</text:span> (Ordenando la Lista)</text:h>
      <text:p text:style-name="Text_20_body">Esta cláusula se utiliza en la consulta <text:span text:style-name="Source_20_Text">SELECT</text:span> para ordenar el conjunto de resultados por una o más columnas.</text:p>
      <table:table table:name="Tabla3" table:style-name="Tabla3">
        <table:table-column table:style-name="Tabla3.A"/>
        <table:table-column table:style-name="Tabla3.B"/>
        <table:table-header-rows>
          <table:table-row table:style-name="TableLine2224685079696">
            <table:table-cell table:style-name="Tabla3.A1" office:value-type="string">
              <text:p text:style-name="Table_20_Contents">Dirección</text:p>
            </table:table-cell>
            <table:table-cell table:style-name="Tabla3.A1" office:value-type="string">
              <text:p text:style-name="Table_20_Contents">Significado</text:p>
            </table:table-cell>
          </table:table-row>
        </table:table-header-rows>
        <table:table-row table:style-name="TableLine2224685079696">
          <table:table-cell table:style-name="Tabla3.A1" office:value-type="string">
            <text:p text:style-name="Table_20_Contents"><text:span text:style-name="Source_20_Text">ASC</text:span></text:p>
          </table:table-cell>
          <table:table-cell table:style-name="Tabla3.A1" office:value-type="string">
            <text:p text:style-name="Table_20_Contents">Ascendente (A-Z, 1-10) - <text:span text:style-name="T1">Es el valor por defecto.</text:span></text:p>
          </table:table-cell>
        </table:table-row>
        <table:table-row table:style-name="TableLine2224685079696">
          <table:table-cell table:style-name="Tabla3.A1" office:value-type="string">
            <text:p text:style-name="Table_20_Contents"><text:span text:style-name="Source_20_Text">DESC</text:span></text:p>
          </table:table-cell>
          <table:table-cell table:style-name="Tabla3.A1" office:value-type="string">
            <text:p text:style-name="Table_20_Contents">Descendente (Z-A, 10-1)</text:p>
          </table:table-cell>
        </table:table-row>
      </table:table>
      <text:p text:style-name="Standard"/>
      <text:p text:style-name="Standard"/>
      <text:p text:style-name="Standard">-- Listar todos los artículos, ordenados primero por la fecha más reciente (DESC)<text:line-break/>-- y si dos tienen la misma fecha, ordenarlos por título alfabéticamente (ASC).<text:line-break/>SELECT titulo, fecha_creacion<text:line-break/>FROM articulos<text:line-break/>ORDER BY fecha_creacion DESC, titulo ASC;</text:p>
      <text:p text:style-name="Standard"/>
      <text:p text:style-name="Standard"/>
      <text:h text:style-name="Heading_20_4" text:outline-level="4">8.2. <text:span text:style-name="Source_20_Text">GROUP BY</text:span> (Agrupando por Categorías)</text:h>
      <text:p text:style-name="Text_20_body">Agrupa filas que tienen los mismos valores en una o más columnas en un solo resumen. Se utiliza casi siempre con <text:span text:style-name="T1">Funciones de Agregación</text:span> (como <text:span text:style-name="Source_20_Text">COUNT</text:span>, <text:span text:style-name="Source_20_Text">SUM</text:span>, <text:span text:style-name="Source_20_Text">AVG</text:span>).</text:p>
      <text:p text:style-name="Standard"/>
      <text:p text:style-name="Standard">-- Contar cuántos artículos ha escrito cada autor<text:line-break/>SELECT autor_id, COUNT(id) AS total_articulos<text:line-break/>FROM articulos<text:line-break/>GROUP BY autor_id;<text:line-break/>-- Resultado: Muestra el ID del autor y la suma de sus artículos.</text:p>
      <text:p text:style-name="Standard"/>
      <text:p text:style-name="Standard"/>
      <text:h text:style-name="Heading_20_3" text:outline-level="3">9. Funciones de Agregación: Haciendo Resúmenes y Cálculos</text:h>
      <text:p text:style-name="Text_20_body">Las funciones de agregación operan sobre un conjunto de filas y devuelven un único valor de resumen.</text:p>
      <table:table table:name="Tabla4" table:style-name="Tabla4">
        <table:table-column table:style-name="Tabla4.A"/>
        <table:table-column table:style-name="Tabla4.B"/>
        <table:table-header-rows>
          <table:table-row table:style-name="TableLine2222788680368">
            <table:table-cell table:style-name="Tabla4.A1" office:value-type="string">
              <text:p text:style-name="Table_20_Contents">Función</text:p>
            </table:table-cell>
            <table:table-cell table:style-name="Tabla4.A1" office:value-type="string">
              <text:p text:style-name="Table_20_Contents">Propósito</text:p>
            </table:table-cell>
          </table:table-row>
        </table:table-header-rows>
        <table:table-row table:style-name="TableLine2222788680368">
          <table:table-cell table:style-name="Tabla4.A1" office:value-type="string">
            <text:p text:style-name="Table_20_Contents"><text:span text:style-name="Source_20_Text">COUNT()</text:span></text:p>
          </table:table-cell>
          <table:table-cell table:style-name="Tabla4.A1" office:value-type="string">
            <text:p text:style-name="Table_20_Contents">Cuenta el número de filas o valores no nulos.</text:p>
          </table:table-cell>
        </table:table-row>
        <table:table-row table:style-name="TableLine2222788680368">
          <table:table-cell table:style-name="Tabla4.A1" office:value-type="string">
            <text:p text:style-name="Table_20_Contents"><text:span text:style-name="Source_20_Text">SUM()</text:span></text:p>
          </table:table-cell>
          <table:table-cell table:style-name="Tabla4.A1" office:value-type="string">
            <text:p text:style-name="Table_20_Contents">Calcula la suma total de valores en una columna.</text:p>
          </table:table-cell>
        </table:table-row>
        <table:table-row table:style-name="TableLine2222788680368">
          <table:table-cell table:style-name="Tabla4.A1" office:value-type="string">
            <text:p text:style-name="Table_20_Contents"><text:span text:style-name="Source_20_Text">AVG()</text:span></text:p>
          </table:table-cell>
          <table:table-cell table:style-name="Tabla4.A1" office:value-type="string">
            <text:p text:style-name="Table_20_Contents">Calcula el promedio (media) de valores.</text:p>
          </table:table-cell>
        </table:table-row>
        <table:table-row table:style-name="TableLine2222788680368">
          <table:table-cell table:style-name="Tabla4.A1" office:value-type="string">
            <text:p text:style-name="Table_20_Contents"><text:span text:style-name="Source_20_Text">MAX()</text:span></text:p>
          </table:table-cell>
          <table:table-cell table:style-name="Tabla4.A1" office:value-type="string">
            <text:p text:style-name="Table_20_Contents">Encuentra el valor máximo.</text:p>
          </table:table-cell>
        </table:table-row>
        <table:table-row table:style-name="TableLine2222788680368">
          <table:table-cell table:style-name="Tabla4.A1" office:value-type="string">
            <text:p text:style-name="Table_20_Contents"><text:span text:style-name="Source_20_Text">MIN()</text:span></text:p>
          </table:table-cell>
          <table:table-cell table:style-name="Tabla4.A1" office:value-type="string">
            <text:p text:style-name="Table_20_Contents">Encuentra el valor mínimo.</text:p>
          </table:table-cell>
        </table:table-row>
      </table:table>
      <text:p text:style-name="Standard"/>
      <text:p text:style-name="Standard">-- Ejemplo Vistoso: Encontrar el artículo con más visitas y el total de artículos.<text:line-break/>SELECT <text:line-break/> <text:s text:c="3"/>COUNT(id) AS total_articulos, <text:s text:c="2"/>-- Cuenta el número total de artículos<text:line-break/> <text:s text:c="3"/>MAX(visitas) AS maxima_visita <text:s text:c="2"/>-- Encuentra la visita máxima<text:line-break/>FROM articulos;</text:p>
      <text:p text:style-name="Standard"/>
      <text:p text:style-name="Standard"/>
      <text:h text:style-name="Heading_20_3" text:outline-level="3"><text:soft-page-break/>10. <text:span text:style-name="Source_20_Text">JOIN</text:span>s: Conectando Archiveros (Tablas Relacionadas) 🤝</text:h>
      <text:p text:style-name="Text_20_body">Los <text:span text:style-name="T1">JOIN</text:span> son esenciales porque permiten combinar filas de dos o más tablas basándose en un campo relacionado (normalmente una Clave Foránea). Es la forma de obtener datos que están separados.</text:p>
      <text:h text:style-name="Heading_20_4" text:outline-level="4">10.1. <text:span text:style-name="Source_20_Text">INNER JOIN</text:span> (La Intersección Exacta)</text:h>
      <text:p text:style-name="Text_20_body">Devuelve solo los registros que tienen coincidencias <text:span text:style-name="T1">en ambas tablas</text:span>. Es el más común.</text:p>
      <text:h text:style-name="Heading_20_4" text:outline-level="4">10.2. <text:span text:style-name="Source_20_Text">LEFT JOIN</text:span> (Mantener el Lado Izquierdo)</text:h>
      <text:p text:style-name="Text_20_body">Devuelve todos los registros de la Tabla de la izquierda, y los registros coincidentes de la Tabla de la derecha. Si no hay coincidencia, los campos de la derecha serán <text:span text:style-name="Source_20_Text">NULL</text:span>.</text:p>
      <text:h text:style-name="Heading_20_4" text:outline-level="4">Ejemplo Vistoso: Saber el Nombre del Autor (Conectando Tablas)</text:h>
      <text:p text:style-name="Standard"/>
      <text:p text:style-name="Standard"/>
      <text:p text:style-name="Standard">-- Quiero el título del artículo y el nombre del autor, que están en tablas separadas.<text:line-break/>SELECT <text:line-break/> <text:s text:c="3"/>A.titulo AS Titulo_Articulo, <text:line-break/> <text:s text:c="3"/>U.nombre AS Nombre_Autor <text:s text:c="6"/>-- Alias (A y U) para simplificar la escritura.<text:line-break/>FROM <text:line-break/> <text:s text:c="3"/>articulos AS A <text:s text:c="18"/>-- Tabla Izquierda<text:line-break/>INNER JOIN <text:line-break/> <text:s text:c="3"/>usuarios AS U ON A.autor_id = U.id; -- Conexión basada en la Clave Foránea<text:line-break/> <text:s text:c="3"/><text:line-break/>-- Resultado: Una lista con el título del artículo y el nombre completo del autor.</text:p>
      <text:h text:style-name="Heading_20_3" text:outline-level="3">11. Optimización y Seguridad Inicial</text:h>
      <text:h text:style-name="Heading_20_4" text:outline-level="4">11.1. Índices (<text:span text:style-name="Source_20_Text">INDEX</text:span>) - El Cajón de Búsqueda Rápida</text:h>
      <text:p text:style-name="Text_20_body">Un <text:span text:style-name="T1">Índice</text:span> es una estructura de datos que mejora la velocidad de las operaciones de recuperación de datos. Piensa en el índice de un libro: te permite saltar directamente a la página en lugar de leer todo el libro.</text:p>
      <text:list xml:id="list1708463210" text:style-name="L3">
        <text:list-item>
          <text:p text:style-name="P6">Las Claves Primarias y Foráneas ya tienen índices implícitos.</text:p>
        </text:list-item>
        <text:list-item>
          <text:p text:style-name="P6"><text:span text:style-name="T1">Recomendación:</text:span> Crea índices en cualquier columna que uses frecuentemente en tu cláusula <text:span text:style-name="Source_20_Text">WHERE</text:span> o <text:span text:style-name="Source_20_Text">ORDER BY</text:span>.</text:p>
        </text:list-item>
      </text:list>
      <text:p text:style-name="Standard"/>
      <text:p text:style-name="Standard">-- Crear un índice en la columna 'titulo' para acelerar las búsquedas por título<text:line-break/>CREATE INDEX idx_titulo ON articulos (titulo);</text:p>
      <text:p text:style-name="Standard"/>
      <text:h text:style-name="Heading_20_4" text:outline-level="4">11.2. Inyección SQL (La Peligrosa Brecha de Seguridad) 🛡️</text:h>
      <text:p text:style-name="Text_20_body">La <text:span text:style-name="T1">Inyección SQL</text:span> es el ataque más común a las bases de datos. Ocurre cuando un atacante introduce código SQL malicioso a través de un campo de entrada (como un formulario). Si PHP no valida y limpia la entrada, el atacante puede ejecutar consultas no autorizadas (como borrar una tabla).</text:p>
      <text:p text:style-name="Quotations"><text:soft-page-break/><text:span text:style-name="T1">Solución (PHP):</text:span> Para prevenir esto, usa sentencias preparadas (Prepared Statements) con la librería <text:span text:style-name="T1">MySQLi</text:span> o <text:span text:style-name="T1">PDO</text:span>. Estas sentencias separan el comando SQL de los datos que ingresa el usuario, asegurando que los datos siempre sean tratados como datos y nunca como código ejecutable. (Visto en PHP punto 10)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7T15:43:08.558000000</meta:creation-date>
    <dc:date>2025-11-07T19:12:02.045000000</dc:date>
    <meta:editing-duration>PT3H18M41S</meta:editing-duration>
    <meta:editing-cycles>1</meta:editing-cycles>
    <meta:document-statistic meta:table-count="4" meta:image-count="0" meta:object-count="0" meta:page-count="7" meta:paragraph-count="148" meta:word-count="1774" meta:character-count="11054" meta:non-whitespace-character-count="9268"/>
    <meta:generator>LibreOffice/7.0.2.2$Windows_X86_64 LibreOffice_project/8349ace3c3162073abd90d81fd06dcfb6b36b994</meta:generator>
  </office:meta>
</office:document-meta>
</file>